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left="0.0986in">
        <style:tab-stops/>
      </style:paragraph-properties>
    </style:style>
    <style:style style:name="T2" style:parent-style-name="Fuentedepárrafopredeter." style:family="text">
      <style:text-properties style:font-name="Arial" style:font-name-complex="Arial"/>
    </style:style>
    <style:style style:name="T3" style:parent-style-name="Fuentedepárrafopredeter." style:family="text">
      <style:text-properties style:font-name="Arial" style:font-name-complex="Arial" fo:font-weight="bold" style:font-weight-asian="bold"/>
    </style:style>
    <style:style style:name="P4" style:parent-style-name="Textbody" style:family="paragraph">
      <style:paragraph-properties fo:margin-left="0.0986in">
        <style:tab-stops/>
      </style:paragraph-properties>
    </style:style>
    <style:style style:name="T5" style:parent-style-name="Fuentedepárrafopredeter." style:family="text">
      <style:text-properties style:font-name="Arial" style:font-name-complex="Arial" fo:font-weight="bold" style:font-weight-asian="bold"/>
    </style:style>
    <style:style style:name="T6" style:parent-style-name="Fuentedepárrafopredeter." style:family="text">
      <style:text-properties style:font-name="Arial" style:font-name-complex="Arial" fo:font-weight="bold" style:font-weight-asian="bold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T11" style:parent-style-name="Fuentedepárrafopredeter." style:family="text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T21" style:parent-style-name="Fuentedepárrafopredeter." style:family="text">
      <style:text-properties style:font-name="Arial" style:font-name-complex="Arial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T24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Textbody" style:family="paragraph">
      <style:text-properties style:font-name="Arial" style:font-name-complex="Arial"/>
    </style:style>
    <style:style style:name="T37" style:parent-style-name="Fuentedepárrafopredeter." style:family="text">
      <style:text-properties style:font-name="Arial" style:font-name-complex="Arial"/>
    </style:style>
    <style:style style:name="T38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style:font-name-complex="Arial"/>
    </style:style>
    <style:style style:name="T40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41" style:parent-style-name="Textbody" style:family="paragraph">
      <style:text-properties style:font-name="Arial" style:font-name-complex="Arial"/>
    </style:style>
    <style:style style:name="P42" style:parent-style-name="Textbody" style:family="paragraph">
      <style:text-properties style:font-name="Arial" style:font-name-complex="Arial"/>
    </style:style>
    <style:style style:name="P43" style:parent-style-name="Textbody" style:family="paragraph">
      <style:text-properties style:font-name="Arial" style:font-name-complex="Arial"/>
    </style:style>
    <style:style style:name="T44" style:parent-style-name="Fuentedepárrafopredeter." style:family="text">
      <style:text-properties style:font-name="Arial" style:font-name-complex="Arial" fo:font-weight="bold" style:font-weight-asian="bold"/>
    </style:style>
    <style:style style:name="T45" style:parent-style-name="Fuentedepárrafopredeter." style:family="text">
      <style:text-properties style:font-name="Arial" style:font-name-complex="Arial" fo:font-weight="bold" style:font-weight-asian="bold"/>
    </style:style>
    <style:style style:name="P46" style:parent-style-name="Textbody" style:family="paragraph">
      <style:text-properties style:font-name="Arial" style:font-name-complex="Arial" fo:font-weight="bold" style:font-weight-asian="bold"/>
    </style:style>
    <style:style style:name="P47" style:parent-style-name="Textbody" style:family="paragraph">
      <style:text-properties style:font-name="Arial" style:font-name-complex="Arial" fo:font-weight="bold" style:font-weight-asian="bold"/>
    </style:style>
    <style:style style:name="P48" style:parent-style-name="Textbody" style:family="paragraph">
      <style:text-properties style:font-name="Arial" style:font-name-complex="Arial" fo:font-weight="bold" style:font-weight-asian="bold"/>
    </style:style>
    <style:style style:name="P49" style:parent-style-name="Textbody" style:family="paragraph">
      <style:text-properties style:font-name="Arial" style:font-name-complex="Arial" fo:font-weight="bold" style:font-weight-asian="bold"/>
    </style:style>
    <style:style style:name="P50" style:parent-style-name="Textbody" style:family="paragraph">
      <style:text-properties style:font-name="Arial" style:font-name-complex="Arial"/>
    </style:style>
    <style:style style:name="P51" style:parent-style-name="Textbody" style:family="paragraph">
      <style:text-properties style:font-name="Arial" style:font-name-complex="Arial" fo:font-weight="bold" style:font-weight-asian="bold"/>
    </style:style>
    <style:style style:name="P52" style:parent-style-name="Textbody" style:family="paragraph">
      <style:text-properties style:font-name="Arial" style:font-name-complex="Arial"/>
    </style:style>
    <style:style style:name="P53" style:parent-style-name="Textbody" style:family="paragraph">
      <style:text-properties style:font-name="Arial" style:font-name-complex="Arial" fo:font-weight="bold" style:font-weight-asian="bold"/>
    </style:style>
    <style:style style:name="P54" style:parent-style-name="Textbody" style:family="paragraph">
      <style:text-properties style:font-name="Arial" style:font-name-complex="Arial"/>
    </style:style>
    <style:style style:name="P55" style:parent-style-name="Textbody" style:family="paragraph">
      <style:text-properties style:font-name="Arial" style:font-name-complex="Arial" fo:font-weight="bold" style:font-weight-asian="bold"/>
    </style:style>
    <style:style style:name="P56" style:parent-style-name="Textbody" style:family="paragraph">
      <style:text-properties style:font-name="Arial" style:font-name-complex="Arial"/>
    </style:style>
    <style:style style:name="P57" style:parent-style-name="Textbody" style:family="paragraph">
      <style:text-properties style:font-name="Arial" style:font-name-complex="Arial" fo:font-weight="bold" style:font-weight-asian="bold"/>
    </style:style>
    <style:style style:name="P58" style:parent-style-name="Textbody" style:family="paragraph">
      <style:text-properties style:font-name="Arial" style:font-name-complex="Arial"/>
    </style:style>
    <style:style style:name="P59" style:parent-style-name="Textbody" style:family="paragraph">
      <style:text-properties style:font-name="Arial" style:font-name-complex="Arial" fo:font-weight="bold" style:font-weight-asian="bold"/>
    </style:style>
    <style:style style:name="P60" style:parent-style-name="Textbody" style:family="paragraph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 fo:font-weight="bold" style:font-weight-asian="bold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Textbody" style:family="paragraph"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 fo:font-weight="bold" style:font-weight-asian="bold" fo:color="#000000" fo:background-color="#FFFFFF"/>
    </style:style>
    <style:style style:name="T65" style:parent-style-name="Fuentedepárrafopredeter." style:family="text">
      <style:text-properties style:font-name="Arial" style:font-name-complex="Arial" fo:color="#000000" fo:background-color="#FFFFFF"/>
    </style:style>
    <style:style style:name="P66" style:parent-style-name="Textbody" style:family="paragraph">
      <style:text-properties style:font-name="Arial" style:font-name-complex="Arial" fo:font-weight="bold" style:font-weight-asian="bold" fo:color="#000000" fo:background-color="#FFFFFF"/>
    </style:style>
    <style:style style:name="P67" style:parent-style-name="Textbody" style:family="paragraph">
      <style:text-properties style:font-name="Arial" style:font-name-complex="Arial" fo:color="#000000" fo:background-color="#FFFFFF"/>
    </style:style>
    <style:style style:name="T68" style:parent-style-name="Fuentedepárrafopredeter." style:family="text">
      <style:text-properties style:font-name="Arial" style:font-name-complex="Arial" fo:font-weight="bold" style:font-weight-asian="bold"/>
    </style:style>
    <style:style style:name="P69" style:parent-style-name="Textbody" style:family="paragraph">
      <style:text-properties style:font-name="Arial" style:font-name-complex="Arial"/>
    </style:style>
    <style:style style:name="P70" style:parent-style-name="Textbody" style:family="paragraph">
      <style:text-properties style:font-name="Arial" style:font-name-complex="Arial" fo:font-weight="bold" style:font-weight-asian="bold"/>
    </style:style>
    <style:style style:name="P71" style:parent-style-name="Textbody" style:family="paragraph">
      <style:text-properties style:font-name="Arial" style:font-name-complex="Arial"/>
    </style:style>
    <style:style style:name="P72" style:parent-style-name="Textbody" style:family="paragraph">
      <style:text-properties style:font-name="Arial" style:font-name-complex="Arial" fo:font-weight="bold" style:font-weight-asian="bold"/>
    </style:style>
    <style:style style:name="P73" style:parent-style-name="Textbody" style:family="paragraph">
      <style:text-properties style:font-name="Arial" style:font-name-complex="Arial"/>
    </style:style>
    <style:style style:name="P74" style:parent-style-name="Textbody" style:family="paragraph">
      <style:text-properties style:font-name="Arial" style:font-name-complex="Arial" fo:font-weight="bold" style:font-weight-asian="bold"/>
    </style:style>
    <style:style style:name="P75" style:parent-style-name="Textbody" style:family="paragraph">
      <style:text-properties style:font-name="Arial" style:font-name-complex="Arial"/>
    </style:style>
    <style:style style:name="P76" style:parent-style-name="Textbody" style:family="paragraph">
      <style:text-properties style:font-name="Arial" style:font-name-complex="Arial" fo:font-weight="bold" style:font-weight-asian="bold"/>
    </style:style>
    <style:style style:name="P77" style:parent-style-name="Textbody" style:family="paragraph">
      <style:text-properties style:font-name="Arial" style:font-name-complex="Arial" fo:font-weight="bold" style:font-weight-asian="bold"/>
    </style:style>
    <style:style style:name="P78" style:parent-style-name="Textbody" style:family="paragraph">
      <style:text-properties style:font-name="Arial" style:font-name-complex="Arial" fo:font-weight="bold" style:font-weight-asian="bold"/>
    </style:style>
    <style:style style:name="P79" style:parent-style-name="Textbody" style:family="paragraph">
      <style:text-properties style:font-name="Arial" style:font-name-complex="Arial" fo:font-weight="bold" style:font-weight-asian="bold"/>
    </style:style>
    <style:style style:name="P80" style:parent-style-name="Textbody" style:family="paragraph">
      <style:text-properties style:font-name="Arial" style:font-name-complex="Arial" fo:font-weight="bold" style:font-weight-asian="bold"/>
    </style:style>
    <style:style style:name="T81" style:parent-style-name="Fuentedepárrafopredeter." style:family="text">
      <style:text-properties style:font-name="Arial" style:font-name-complex="Arial"/>
    </style:style>
    <style:style style:name="P82" style:parent-style-name="Textbody" style:family="paragraph">
      <style:text-properties style:font-name="Arial" style:font-name-complex="Arial" fo:font-weight="bold" style:font-weight-asian="bold"/>
    </style:style>
    <style:style style:name="P83" style:parent-style-name="Textbody" style:family="paragraph">
      <style:text-properties style:font-name="Arial" style:font-name-complex="Arial"/>
    </style:style>
    <style:style style:name="P84" style:parent-style-name="Textbody" style:family="paragraph">
      <style:text-properties style:font-name="Arial" style:font-name-complex="Arial"/>
    </style:style>
    <style:style style:name="P85" style:parent-style-name="Textbody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2"><text:s/></text:span><text:span text:style-name="T3">-U7A2 <text:s text:c="3"/></text:span></text:p>
      <text:p text:style-name="P4"><text:span text:style-name="T5">Nombre:</text:span><text:span text:style-name="T6"><text:s/>Emiliano Montesdeoca del Puerto</text:span></text:p>
      <text:p text:style-name="Textbody"><text:span text:style-name="T7"><text:s/></text:span><text:span text:style-name="T8"><text:tab/></text:span><text:span text:style-name="T9"><text:tab/></text:span><text:span text:style-name="T10"><text:tab/><text:s text:c="3"/></text:span><text:a xlink:href="file:///C:/" office:target-frame-name="_top" xlink:show="replace"><text:span text:style-name="T11">C</text:span></text:a><text:a xlink:href="file:///C:/" office:target-frame-name="_top" xlink:show="replace"><text:span text:style-name="T12">:\</text:span></text:a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/>E:\</text:span></text:p>
      <text:p text:style-name="P20"><text:s/><text:tab/><text:tab/><text:tab/>∕<text:tab/><text:s/>\<text:tab/><text:tab/><text:tab/><text:tab/><text:tab/><text:tab/>∕<text:tab/><text:s/>\</text:p>
      <text:p text:style-name="Textbody"><text:span text:style-name="T21"><text:s/></text:span><text:span text:style-name="T22"><text:tab/></text:span><text:span text:style-name="T23"><text:tab/><text:s text:c="4"/></text:span><text:span text:style-name="T24">UNO</text:span><text:span text:style-name="T25"><text:tab/><text:s text:c="4"/></text:span><text:span text:style-name="T26">DOS</text:span><text:span text:style-name="T27"><text:tab/></text:span><text:span text:style-name="T28"><text:tab/></text:span><text:span text:style-name="T29"><text:tab/></text:span><text:span text:style-name="T30"><text:tab/><text:s text:c="5"/></text:span><text:span text:style-name="T31">UNO</text:span><text:span text:style-name="T32"><text:tab/><text:s/></text:span><text:span text:style-name="T33">DOS</text:span><text:span text:style-name="T34"><text:tab/></text:span><text:span text:style-name="T35"><text:tab/></text:span></text:p>
      <text:p text:style-name="P36"><text:s/><text:tab/><text:tab/><text:s text:c="5"/>/ Funo.txt<text:tab/><text:s text:c="10"/>\</text:p>
      <text:p text:style-name="Textbody"><text:span text:style-name="T37"><text:s text:c="20"/></text:span><text:span text:style-name="T38">TEMAS<text:s/></text:span><text:span text:style-name="T39"><text:s text:c="23"/></text:span><text:span text:style-name="T40"><text:s/>APUNTES</text:span></text:p>
      <text:p text:style-name="P41"><text:s text:c="21"/>Prueba.doc<text:tab/><text:tab/><text:s/>A1.txt</text:p>
      <text:p text:style-name="P42"><text:tab/><text:s text:c="9"/>Tema1.txt<text:tab/><text:tab/><text:s/>A2.txt<text:tab/></text:p>
      <text:p text:style-name="P43">1.- Crear las estructuras anteriores</text:p>
      <text:p text:style-name="Textbody"><text:a xlink:href="file:///C:/" office:target-frame-name="_top" xlink:show="replace"><text:span text:style-name="T44">C:\</text:span></text:a><text:span text:style-name="T45">&gt;mkdir UNO\TEMAS DOS\APUNTES E:\UNO E:\DOS</text:span></text:p>
      <text:p text:style-name="P46">C:\&gt; copycon UNO\Funo.txt</text:p>
      <text:p text:style-name="P47">C:\&gt; copycon UNO\TEMAS\Prueba.doc</text:p>
      <text:p text:style-name="P48">C:\&gt; copycon UNO\TEMAS\Tema1.txt</text:p>
      <text:p text:style-name="P49">C:\&gt; copycon DOS\APUNTES\A1.txt<text:s/></text:p>
      <text:p text:style-name="P50">2.- Visualizar del directorio raíz de C:, todos los ficheros cuya extensión comience por E, ordenados descendentemente por nombre del fichero.</text:p>
      <text:p text:style-name="P51">C:\&gt; Dir E*.* /o-d</text:p>
      <text:p text:style-name="P52">3.- Visualizar la ubicación del fichero juegos.exe <text:s/>en la unidad c:</text:p>
      <text:p text:style-name="P53">E:\&gt;dir C:\juegos.exe /s</text:p>
      <text:p text:style-name="P54">4.- Cambia el nombre del fichero C:\uno\temas\Prueba.doc por ejemplo.doc</text:p>
      <text:p text:style-name="P55">C\DOS\APUNTES&gt; ren C:\Uno\Temas\Pruebas.doc<text:s/>C:\Uno\Temas\ejemplo.doc</text:p>
      <text:p text:style-name="P56">5.-Mueve el contenido del directorio C:\DOS al subdirectorio E:\DOSo</text:p>
      <text:p text:style-name="P57">C:\&gt;<text:s/>xcopy DOS\* /E /K E:\DOS |<text:s/>rmdir DOS\APUNTES /S /Q<text:s/></text:p>
      <text:p text:style-name="P58">6.- Visualizar toda la estructura de árbol con sus ficheros de la unidad E:</text:p>
      <text:p text:style-name="P59">C:\&gt; tree E:</text:p>
      <text:p text:style-name="P60">7.- Indicar en cuántas líneas aparece la palabra “hola” en el fichero ejemplo.doc. de la unidad C:\UNO\TEMAS</text:p>
      <text:p text:style-name="Textbody"><text:a xlink:href="file:///C:/" office:target-frame-name="_top" xlink:show="replace"><text:span text:style-name="T61">C:\</text:span></text:a><text:span text:style-name="T62">&gt; find “hola” Uno\Temas\ejemplo.doc</text:span></text:p>
      <text:p text:style-name="P63">8.- Almacenar en el fichero total,txt , el contenido de las líneas que no contengan la palabra “hola” del fichero ejemplo.doc, <text:s/>indistintamente<text:s/>esté en mayúscula o minúscula</text:p>
      <text:p text:style-name="Textbody"><text:span text:style-name="T64">C;\DOS&gt; find /v /i “hola” C:\UNO\TEMAS\ejemplo.doc &gt; total.txt</text:span></text:p>
      <text:soft-page-break/>
      <text:p text:style-name="Textbody"><text:span text:style-name="T65">9.- Crear el fichero fayuda.txt <text:s/>en <text:s/>E:\UNO, cuyo contenido sea la ayuda del comando Dir</text:span></text:p>
      <text:p text:style-name="P66">C:\&gt;help dir &gt; E:\UNO\fayuda.txt</text:p>
      <text:p text:style-name="P67">10.- Añade el contenido del fichero ejemplo.doc al fichero anterior.</text:p>
      <text:p text:style-name="Textbody"><text:span text:style-name="T68">C:\&gt; UNO\TEMAS\ejemplo.doc &gt;&gt; E:\UNO\fayuda.txt</text:span></text:p>
      <text:p text:style-name="P69">11.- Almacena en el fichero Duno.txt en el raíz de c: , la visualización del contenido completo del directorio UNO.</text:p>
      <text:p text:style-name="P70"><text:s/>C\DOS\APUNTES&gt;<text:s/>dir C:\UNO /s &gt; C:\Duno.txt</text:p>
      <text:p text:style-name="P71">12.-Cambiar el nombre del directorio UNO de la<text:s/>unidad E: por PRIMERO</text:p>
      <text:p text:style-name="P72">C:\&gt;<text:s/>ren E:\UNO E:\PRIMERO</text:p>
      <text:p text:style-name="P73">13.- Eliminar todos los ficheros del subdirectorio APUNTES</text:p>
      <text:p text:style-name="P74">C\UNO&gt;<text:s/>del<text:s/>C:\DOS\APUNTES\*.*</text:p>
      <text:p text:style-name="P75">14.-Elimina el subdirectorio UNO. (Sin<text:s/>parámetros de recursividad)</text:p>
      <text:p text:style-name="P76">C:\UNO&gt;<text:s/>del TEMAS\*<text:s/></text:p>
      <text:p text:style-name="P77">C:\UNO&gt;<text:s/>rmdir<text:s/>C:\UNO\TEMAS<text:s/></text:p>
      <text:p text:style-name="P78">C:\UNO&gt; del<text:s/>*</text:p>
      <text:p text:style-name="P79">C:\UNO&gt;<text:s/>CD c:\*</text:p>
      <text:p text:style-name="P80">C:\<text:s/>&gt;<text:s/>rmdir<text:s/>UNO</text:p>
      <text:p text:style-name="Textbody"><text:span text:style-name="T81">15.-Elimina el subdirectorio DOS de C: (con parámetros de recursividad).</text:span></text:p>
      <text:p text:style-name="P82">C:\&gt;<text:s/>rmdir E:\DOS<text:s/>/S /Q</text:p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1-25T12:07:00Z</meta:creation-date>
    <dc:date>2017-01-25T12:07:00Z</dc:date>
    <meta:template xlink:href="Normal" xlink:type="simple"/>
    <meta:editing-cycles>2</meta:editing-cycles>
    <meta:editing-duration>PT60S</meta:editing-duration>
    <meta:document-statistic meta:page-count="2" meta:paragraph-count="4" meta:word-count="378" meta:character-count="2458" meta:row-count="17" meta:non-whitespace-character-count="2084"/>
  </office:meta>
</office:document-meta>
</file>